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nis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9.3333333333333" calcext:value-type="float">
            <text:p>89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.8333333333333" calcext:value-type="float">
            <text:p>88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8.6666666666667" calcext:value-type="float">
            <text:p>88,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8.6666666666667" calcext:value-type="float">
            <text:p>88,66666666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.1666666666667" calcext:value-type="float">
            <text:p>88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0.8333333333333" calcext:value-type="float">
            <text:p>80,833333333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3333333333333" calcext:value-type="float">
            <text:p>79,3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8.6666666666667" calcext:value-type="float">
            <text:p>78,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7.8333333333333" calcext:value-type="float">
            <text:p>77,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5.8333333333333" calcext:value-type="float">
            <text:p>75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2.1666666666667" calcext:value-type="float">
            <text:p>72,1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8.8333333333333" calcext:value-type="float">
            <text:p>68,8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7.3333333333333" calcext:value-type="float">
            <text:p>67,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4.6666666666667" calcext:value-type="float">
            <text:p>64,66666666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2.3333333333333" calcext:value-type="float">
            <text:p>62,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0.3333333333333" calcext:value-type="float">
            <text:p>60,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7.8333333333333" calcext:value-type="float">
            <text:p>57,8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0.6666666666667" calcext:value-type="float">
            <text:p>40,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6.6666666666667" calcext:value-type="float">
            <text:p>36,6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2.8333333333333" calcext:value-type="float">
            <text:p>32,8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2.3333333333333" calcext:value-type="float">
            <text:p>32,3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0.1666666666667" calcext:value-type="float">
            <text:p>30,166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.1666666666667" calcext:value-type="float">
            <text:p>13,1666666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3.1666666666667" calcext:value-type="float">
            <text:p>13,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.3333333333333" calcext:value-type="float">
            <text:p>10,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0.3333333333333" calcext:value-type="float">
            <text:p>10,33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9.83333333333333" calcext:value-type="float">
            <text:p>9,8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</table:table>
      <table:table table:name="cifar1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</table:table-row>
      </table:table>
      <table:named-expressions/>
      <table:database-ranges>
        <table:database-range table:name="__Anonymous_Sheet_DB__0" table:target-range-address="mnist.A1:mnist.C79" table:display-filter-buttons="tru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cifar10.A1:cifar10.C97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0">0000-00-00</text:date>, <text:time style:data-style-name="N2" text:time-value="09:00:33.155377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21:11:54.406145450</meta:creation-date>
    <dc:date>2016-12-10T11:14:19.196737979</dc:date>
    <meta:editing-duration>PT2H42M52S</meta:editing-duration>
    <meta:editing-cycles>4</meta:editing-cycles>
    <meta:generator>LibreOffice/5.1.4.2$Linux_X86_64 LibreOffice_project/10m0$Build-2</meta:generator>
    <meta:document-statistic meta:table-count="2" meta:cell-count="528" meta:object-count="0"/>
  </office:meta>
</office:document-meta>
</file>